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a618b" officeooo:paragraph-rsid="000a618b"/>
    </style:style>
    <style:style style:name="P2" style:family="paragraph" style:parent-style-name="Standard">
      <style:paragraph-properties fo:line-height="200%" fo:text-align="center" style:justify-single-word="false"/>
      <style:text-properties fo:font-style="italic" officeooo:rsid="000a618b" officeooo:paragraph-rsid="000a618b" style:font-style-asian="italic" style:font-style-complex="italic"/>
    </style:style>
    <style:style style:name="P3" style:family="paragraph" style:parent-style-name="Standard">
      <style:paragraph-properties fo:line-height="200%" fo:text-align="start" style:justify-single-word="false"/>
      <style:text-properties fo:font-style="italic" officeooo:rsid="000a618b" officeooo:paragraph-rsid="002775d9" style:font-style-asian="italic" style:font-style-complex="italic"/>
    </style:style>
    <style:style style:name="P4" style:family="paragraph" style:parent-style-name="Standard">
      <style:paragraph-properties fo:line-height="200%" fo:text-align="start" style:justify-single-word="false"/>
      <style:text-properties fo:font-style="italic" officeooo:rsid="000a618b" officeooo:paragraph-rsid="002775d9" style:font-style-asian="italic" style:font-style-complex="italic"/>
    </style:style>
    <style:style style:name="T1" style:family="text">
      <style:text-properties fo:font-style="normal" officeooo:rsid="00276a39" style:font-style-asian="normal" style:font-style-complex="normal"/>
    </style:style>
    <style:style style:name="T2" style:family="text">
      <style:text-properties fo:font-style="normal" officeooo:rsid="002775d9" style:font-style-asian="normal" style:font-style-complex="normal"/>
    </style:style>
    <style:style style:name="T3" style:family="text">
      <style:text-properties fo:font-style="normal" officeooo:rsid="00279c51" style:font-style-asian="normal" style:font-style-complex="normal"/>
    </style:style>
    <style:style style:name="T4" style:family="text">
      <style:text-properties fo:font-style="normal" officeooo:rsid="002976a0" style:font-style-asian="normal" style:font-style-complex="normal"/>
    </style:style>
    <style:style style:name="T5" style:family="text">
      <style:text-properties fo:font-style="normal" officeooo:rsid="002aaf9c" style:font-style-asian="normal" style:font-style-complex="normal"/>
    </style:style>
    <style:style style:name="T6" style:family="text">
      <style:text-properties fo:font-style="normal" officeooo:rsid="002abe7b" style:font-style-asian="normal" style:font-style-complex="normal"/>
    </style:style>
    <style:style style:name="T7" style:family="text">
      <style:text-properties fo:font-style="normal" officeooo:rsid="002ca2d2" style:font-style-asian="normal" style:font-style-complex="normal"/>
    </style:style>
    <style:style style:name="T8" style:family="text">
      <style:text-properties fo:font-style="normal" officeooo:rsid="002ddc66" style:font-style-asian="normal" style:font-style-complex="normal"/>
    </style:style>
    <style:style style:name="T9" style:family="text">
      <style:text-properties fo:font-style="normal" officeooo:rsid="002e083f" style:font-style-asian="normal" style:font-style-complex="normal"/>
    </style:style>
    <style:style style:name="T10" style:family="text">
      <style:text-properties fo:font-style="normal" officeooo:rsid="002f1d66" style:font-style-asian="normal" style:font-style-complex="normal"/>
    </style:style>
    <style:style style:name="T11" style:family="text">
      <style:text-properties fo:font-style="normal" officeooo:rsid="003207f0" style:font-style-asian="normal" style:font-style-complex="normal"/>
    </style:style>
    <style:style style:name="T12" style:family="text">
      <style:text-properties fo:font-style="normal" officeooo:rsid="0033fc22" style:font-style-asian="normal" style:font-style-complex="normal"/>
    </style:style>
    <style:style style:name="T13" style:family="text">
      <style:text-properties fo:font-style="normal" officeooo:rsid="00347bfa" style:font-style-asian="normal" style:font-style-complex="normal"/>
    </style:style>
    <style:style style:name="T14" style:family="text">
      <style:text-properties fo:font-style="normal" officeooo:rsid="003532b1" style:font-style-asian="normal" style:font-style-complex="normal"/>
    </style:style>
    <style:style style:name="T15" style:family="text">
      <style:text-properties fo:font-style="normal" officeooo:rsid="00363298" style:font-style-asian="normal" style:font-style-complex="normal"/>
    </style:style>
    <style:style style:name="T16" style:family="text">
      <style:text-properties fo:font-style="normal" officeooo:rsid="00364c4a" style:font-style-asian="normal" style:font-style-complex="normal"/>
    </style:style>
    <style:style style:name="T17" style:family="text">
      <style:text-properties fo:font-style="normal" officeooo:rsid="00366322" style:font-style-asian="normal" style:font-style-complex="normal"/>
    </style:style>
    <style:style style:name="T18" style:family="text">
      <style:text-properties fo:font-style="normal" officeooo:rsid="00375279" style:font-style-asian="normal" style:font-style-complex="normal"/>
    </style:style>
    <style:style style:name="T19" style:family="text">
      <style:text-properties fo:font-style="normal" officeooo:rsid="0038dc9b" style:font-style-asian="normal" style:font-style-complex="normal"/>
    </style:style>
    <style:style style:name="T20" style:family="text">
      <style:text-properties fo:font-style="normal" officeooo:rsid="003a5f1a" style:font-style-asian="normal" style:font-style-complex="normal"/>
    </style:style>
    <style:style style:name="T21" style:family="text">
      <style:text-properties fo:font-style="normal" officeooo:rsid="003b7f6c" style:font-style-asian="normal" style:font-style-complex="normal"/>
    </style:style>
    <style:style style:name="T22" style:family="text">
      <style:text-properties fo:font-style="normal" officeooo:rsid="003ca955" style:font-style-asian="normal" style:font-style-complex="normal"/>
    </style:style>
    <style:style style:name="T23" style:family="text">
      <style:text-properties fo:font-style="normal" officeooo:rsid="003de5ee" style:font-style-asian="normal" style:font-style-complex="normal"/>
    </style:style>
    <style:style style:name="T24" style:family="text">
      <style:text-properties fo:font-style="normal" officeooo:rsid="003e03d9" style:font-style-asian="normal" style:font-style-complex="normal"/>
    </style:style>
    <style:style style:name="T25" style:family="text">
      <style:text-properties fo:font-style="normal" officeooo:rsid="003f36aa" style:font-style-asian="normal" style:font-style-complex="normal"/>
    </style:style>
    <style:style style:name="T26" style:family="text">
      <style:text-properties fo:font-style="normal" officeooo:rsid="00407694" style:font-style-asian="normal" style:font-style-complex="normal"/>
    </style:style>
    <style:style style:name="T27" style:family="text">
      <style:text-properties fo:font-style="normal" officeooo:rsid="0041c2f2" style:font-style-asian="normal" style:font-style-complex="normal"/>
    </style:style>
    <style:style style:name="T28" style:family="text">
      <style:text-properties fo:font-style="normal" officeooo:rsid="00427b67" style:font-style-asian="normal" style:font-style-complex="normal"/>
    </style:style>
    <style:style style:name="T29" style:family="text">
      <style:text-properties fo:font-style="normal" officeooo:rsid="0043e052" style:font-style-asian="normal" style:font-style-complex="normal"/>
    </style:style>
    <style:style style:name="T30" style:family="text">
      <style:text-properties fo:font-style="normal" officeooo:rsid="0045a9b9" style:font-style-asian="normal" style:font-style-complex="normal"/>
    </style:style>
    <style:style style:name="T31" style:family="text">
      <style:text-properties fo:font-style="normal" officeooo:rsid="00470249" style:font-style-asian="normal" style:font-style-complex="normal"/>
    </style:style>
    <style:style style:name="T32" style:family="text">
      <style:text-properties fo:font-style="normal" officeooo:rsid="00484a97" style:font-style-asian="normal" style:font-style-complex="normal"/>
    </style:style>
    <style:style style:name="T33" style:family="text">
      <style:text-properties fo:font-style="normal" officeooo:rsid="004946a8" style:font-style-asian="normal" style:font-style-complex="normal"/>
    </style:style>
    <style:style style:name="T34" style:family="text">
      <style:text-properties fo:font-style="normal" officeooo:rsid="0049e439" style:font-style-asian="normal" style:font-style-complex="normal"/>
    </style:style>
    <style:style style:name="T35" style:family="text">
      <style:text-properties fo:font-style="normal" officeooo:rsid="004bd047" style:font-style-asian="normal" style:font-style-complex="normal"/>
    </style:style>
    <style:style style:name="T36" style:family="text">
      <style:text-properties fo:font-style="normal" officeooo:rsid="004d452d" style:font-style-asian="normal" style:font-style-complex="normal"/>
    </style:style>
    <style:style style:name="T37" style:family="text">
      <style:text-properties officeooo:rsid="0024220d"/>
    </style:style>
    <style:style style:name="T38" style:family="text">
      <style:text-properties officeooo:rsid="0024f52e"/>
    </style:style>
    <style:style style:name="T39" style:family="text">
      <style:text-properties officeooo:rsid="00276a39"/>
    </style:style>
    <style:style style:name="T40" style:family="text">
      <style:text-properties officeooo:rsid="00407694"/>
    </style:style>
    <style:style style:name="T41" style:family="text">
      <style:text-properties officeooo:rsid="004bd0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 Danne</text:p>
      <text:p text:style-name="P1">AP US Government and Politics Period 7</text:p>
      <text:p text:style-name="P1">Mr. Bookmyer</text:p>
      <text:p text:style-name="P1"><text:span text:style-name="T38">06 Sep</text:span>. 2017</text:p>
      <text:p text:style-name="P1"/>
      <text:p text:style-name="P2">Reflection on ‘<text:span text:style-name="T37">Bowling Alone’</text:span></text:p>
      <text:p text:style-name="P3"><text:tab/><text:span text:style-name="T39">Bowling Alone: America’s Declining Social Capital,</text:span><text:span text:style-name="T2"> </text:span><text:span text:style-name="T1">by </text:span><text:span text:style-name="T2">Robert D. Putnam</text:span><text:span text:style-name="T1">, </text:span><text:span text:style-name="T2">Harvard professor and developer of two-level game theory, is </text:span><text:span text:style-name="T8">a 1995</text:span><text:span text:style-name="T2"> essay which details Putnam’s perception that Americans, now more so than ever, are becoming isolated </text:span><text:span text:style-name="T3">from each other. In it, Putnam states their thesis, </text:span><text:span text:style-name="T4">that ‘</text:span><text:span text:style-name="T22">[American culture has experienced]</text:span><text:span text:style-name="T5"> the absence of or obliteration of </text:span><text:span text:style-name="T6">traditions of independent civic engagement … </text:span><text:span text:style-name="T4">the Vibrancy of American civil society has notably declined over the past several decades’[1]. <text:s/></text:span><text:span text:style-name="T7">Putnam’s thesis is </text:span><text:span text:style-name="T8">currently </text:span><text:span text:style-name="T7">incorrect </text:span><text:span text:style-name="T8">for several reasons: </text:span><text:span text:style-name="T10">Putnam’s statistics have issues</text:span><text:span text:style-name="T8">, </text:span><text:span text:style-name="T10">such as voter turnout remaining largely steady since 1960</text:span><text:span text:style-name="T8">; </text:span><text:span text:style-name="T9">new organizations have sprung up to supplant older, more traditional groups, </text:span><text:span text:style-name="T10">such as extremist group Antifa and </text:span><text:span text:style-name="T11">various </text:span><text:span text:style-name="T10">Alt-Right </text:span><text:span text:style-name="T11">groups</text:span><text:span text:style-name="T9">; </text:span><text:span text:style-name="T8">and their thesis fails to take into account alternative methods of civic engagement, </text:span><text:span text:style-name="T9">such as protest marches, rallies, and petitions</text:span><text:span text:style-name="T8">.</text:span></text:p>
      <text:p text:style-name="P3"><text:span text:style-name="T8"><text:tab/></text:span><text:span text:style-name="T12">Putnam makes the claim that civic engagement has decreased since the 1960s, </text:span><text:span text:style-name="T13">Putnam says ‘tens of millions of Americans had forsaken their parents’ habitual readiness to engage in the simplest act of citizenship’[2]. This claim in demonstrably false; in 1960, 109,672,000 Americans voted in the presidential election, in 1988, 181,956,000 Americans voted. Even using per-capita numbers, voter turnout was only down from an eleven-year high of 62.8% to a seventeen-year low of 50.3%. </text:span><text:span text:style-name="T14">Putnam’s voting argument falls flat when looked at from a larger timespan.</text:span></text:p>
      <text:p text:style-name="P3"><text:span text:style-name="T14"><text:tab/></text:span><text:span text:style-name="T15">Putnam’s civic engagement claim gets worse; </text:span><text:span text:style-name="T16">Putnam makes the claim that ‘Americans have also disengaged psychologically from politics and government over this era’[2]. This </text:span><text:soft-page-break/><text:span text:style-name="T16">claim is nonsensical, </text:span><text:span text:style-name="T17">a driving force behind democracy is that the legislature has the interests of the people in mind. </text:span><text:span text:style-name="T18">A democracy where the people and the legislature experience a disconnect is not a democracy. </text:span></text:p>
      <text:p text:style-name="P3"><text:span text:style-name="T18"><text:tab/></text:span><text:span text:style-name="T19">Further in the same short, two-sentence, paragraph Putnam states that ‘The proportion of Americans who reply that they ‘trust the government in Washington’ only ‘some of the time’ or ‘almost never’ has risen steadily from 30 percent in 1966 to 75 percent in 1992’[2]. Putnam uses this statistic misleadingly, </text:span><text:span text:style-name="T20">claiming that it means Americans are less civically engaged. This is an incorrect interpretation of the statistic, as it fails to take into account factors such as the post-Vietnam trust gap, Reagan’s controversial decision to station intermediate-range ballistic missiles in Western Europe, and the 1991 beginning of Operation Desert Storm. </text:span><text:span text:style-name="T21">Additionally, the ability for the average American to receive information about current events increased dramatically between 1966 and 1992; television access and an infant internet gave John Q. Public unparalleled access to information. The higher percentage of distrusting Americans should be attributed to a more informed populace, not a disengaged American public.</text:span></text:p>
      <text:p text:style-name="P3"><text:span text:style-name="T21"><text:tab/></text:span><text:span text:style-name="T23">Putnam also points out the decline in union membership from 1950 to 1990; he states ‘For many years, labor unions provided one of the most common organizational affiliations among American workers. Yet union membership has been falling for nearly four decades, with the steepest decline occurring between 1975 and 1985’[3]. </text:span><text:span text:style-name="T24">This, despite being true, is not indicative of a problem with American’s civic engagement. Lower union membership, especially between 1975 and 1985, can be attributed to a series of conservative administrations dismantling pro-union policies.</text:span></text:p>
      <text:p text:style-name="P3"><text:span text:style-name="T24"><text:tab/></text:span><text:span text:style-name="T36">Putnam bemoans the fall in Parent-Teacher Association participation, stating ‘It is, therefore, dismaying to discover that participation in parent-teacher organizations has dropped </text:span><text:soft-page-break/><text:span text:style-name="T36">dramatically over the last generation’[3]. Putnam’s concerns are invalid, as PTAs have little effect on a child’s ability to learn. This can be seen by looking at ACT scores; scores after the 1988 reworking of the test show a generally upward trend. </text:span></text:p>
      <text:p text:style-name="P3"><text:span text:style-name="T24"><text:tab/></text:span><text:span text:style-name="T25">In addition to multiple issues with their statistics, Putnam fails to acknowledge the gradual replacement of traditional civic groups with newer </text:span><text:span text:style-name="T26">groups. In </text:span><text:span text:style-name="T40">Bowling Alone</text:span><text:span text:style-name="T26">, Putnam says ‘</text:span><text:span text:style-name="T27">Next, we turn to evidence on membership (and volunteering for) civic and fraternal organizations … membership in traditional women’s groups has declined more or less steadily since the mid-1960s. Similar reductions are apparent in the number of volunteers for mainline civic organizations, </text:span><text:span text:style-name="T28">such as the Boy Scouts (off by 26 percent since 1970) and the Red Cross (off by 61 percent since 1970).</text:span><text:span text:style-name="T27">’[3]. <text:s/></text:span><text:span text:style-name="T29">The reduction in participation in traditional civic groups can be explained as a mix of new groups supplanting the old. The reduction in </text:span><text:span text:style-name="T30">participation in these groups can be </text:span><text:span text:style-name="T31">explained with the rise of other groups, such as government outreach programs replacing private progressive organization, such as the YMCA. Additionally, the drop in Red Cross volunteering can be explained the same way, with general purpose groups, such as Médecins Sans Frontières, and disaster-specific groups, such as hurricane relief funds, gaining traction.</text:span></text:p>
      <text:p text:style-name="P3"><text:span text:style-name="T31"><text:tab/>Lastly, Putnam </text:span><text:span text:style-name="T32">wrote their paper in 1992, not 2017. The 1990s were a politically peaceful time, Clinton-era economic growth placating the population. Putnam’s claim that Americans are less politically active </text:span><text:span text:style-name="T33">appears laughably inaccurate in the wake of the 2017 Charlottesville and U.C. Berkeley riots. </text:span><text:span text:style-name="T34">While Putnam could not have known what would happen between 1992 and 2017, this year’s events </text:span><text:span text:style-name="T35">make his argument appear hilariously uninformed.</text:span></text:p>
      <text:p text:style-name="P3"><text:soft-page-break/><text:span text:style-name="T35"><text:tab/></text:span><text:span text:style-name="T41">Bowling Alone</text:span><text:span text:style-name="T35"> is generally incorrect, featuring glaring faults with its chosen statistics. </text:span><text:span text:style-name="T41">Bowling Alone</text:span><text:span text:style-name="T35">’s major flaws include misattributing causes of statistics, conflating societal evolution with a lack of enthusiasm, and disregarding new forms of social expr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3.1874in" style:type="center"/>
          <style:tab-stop style:position="6.37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0835in" fo:margin-right="1.041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20:49:19.236418759</meta:creation-date>
    <dc:date>2017-09-07T23:25:06.867982080</dc:date>
    <meta:editing-duration>PT16H23M2S</meta:editing-duration>
    <meta:editing-cycles>39</meta:editing-cycles>
    <meta:generator>LibreOffice/5.4.0.3$Linux_X86_64 LibreOffice_project/40m0$Build-3</meta:generator>
    <meta:print-date>2017-08-24T00:12:36.363259409</meta:print-date>
    <meta:document-statistic meta:table-count="0" meta:image-count="0" meta:object-count="0" meta:page-count="4" meta:paragraph-count="14" meta:word-count="871" meta:character-count="5831" meta:non-whitespace-character-count="4961"/>
  </office:meta>
</office:document-meta>
</file>